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/>
  </office:automatic-styles>
  <office:body>
    <office:text text:use-soft-page-breaks="true">
      <text:p text:style-name="P1">To do 5 december 2018<text:s/></text:p>
      <text:list text:style-name="LFO1" text:continue-numbering="true">
        <text:list-item>
          <text:p text:style-name="P2">Grafiek, 10.000 keer random traject pakken (vierde punt)<text:s/>(Dorinda)</text:p>
        </text:list-item>
        <text:list-item>
          <text:p text:style-name="P3">Plot maken met upper en lowerbound erbij (vierde punt)<text:s/>(Dorinda)</text:p>
        </text:list-item>
        <text:list-item>
          <text:p text:style-name="P4">Met tijd spelen van 120 (vijfde punt)<text:s/>(Lisa)</text:p>
        </text:list-item>
        <text:list-item>
          <text:p text:style-name="P5">Treinlengte ingekort, kunnen niet verantwoorden waarom 109 korter is (vijfde punt)<text:s/>(Lisa)</text:p>
        </text:list-item>
        <text:list-item>
          <text:p text:style-name="P6">Annalyseren van je data (vijfde punt)<text:s/>(Lisa)</text:p>
        </text:list-item>
        <text:list-item>
          <text:p text:style-name="P7">(interessant, maar wij hebben daar niet verder op doorgezocht) (vijfde punt)<text:s/>(Lisa)</text:p>
        </text:list-item>
        <text:list-item>
          <text:p text:style-name="P8">Verslechtering ten opzichte van je huidige score (temperatuur formule ondeste het best) bij simulated annealing<text:s/>(Dorinda)</text:p>
        </text:list-item>
        <text:list-item>
          <text:p text:style-name="P9">Andere swap bij simulated annealing of hill climbing<text:s/>(Lisa)</text:p>
        </text:list-item>
        <text:list-item>
          <text:p text:style-name="P10">Upper en lowerbound wel in<text:s/>readme<text:s/>(Dorinda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Dorinda van den Dool</dc:creator>
    <meta:creation-date>2018-12-05T12:22:00Z</meta:creation-date>
    <dc:date>2018-12-05T12:47:00Z</dc:date>
    <meta:template xlink:href="Normal" xlink:type="simple"/>
    <meta:editing-cycles>2</meta:editing-cycles>
    <meta:editing-duration>PT1500S</meta:editing-duration>
    <meta:document-statistic meta:page-count="1" meta:paragraph-count="1" meta:word-count="99" meta:character-count="645" meta:row-count="4" meta:non-whitespace-character-count="547"/>
  </office:meta>
</office:document-meta>
</file>